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3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loext:graphic-properties draw:fill-color="#c9211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4" style:family="paragraph">
      <loext:graphic-properties draw:fill-color="#8d1d75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00fffd"/>
      <style:paragraph-properties fo:text-align="center"/>
      <style:text-properties fo:language="fr" fo:country="FR"/>
    </style:style>
    <style:style style:name="P37" style:family="paragraph">
      <loext:graphic-properties draw:fill-color="#069a2e"/>
      <style:paragraph-properties fo:text-align="center"/>
      <style:text-properties fo:language="fr" fo:country="FR"/>
    </style:style>
    <style:style style:name="P38" style:family="paragraph">
      <loext:graphic-properties draw:fill-color="#158466"/>
      <style:paragraph-properties fo:text-align="center"/>
      <style:text-properties fo:language="fr" fo:country="FR"/>
    </style:style>
    <style:style style:name="P39" style:family="paragraph">
      <loext:graphic-properties draw:fill-color="#77bc65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size="18pt"/>
    </style:style>
    <style:style style:name="T2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  <text:list-item>
                <text:p text:style-name="P19"><text:span text:style-name="T15">Affichage en “bloc”</text:span></text:p>
                <text:list>
                  <text:list-item>
                    <text:p text:style-name="P1"><text:span text:style-name="T15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  <text:list-item>
                    <text:p text:style-name="P1"><text:span text:style-name="T15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ap : espacement des gouttières</text:span></text:p>
                <text:list>
                  <text:list-item>
                    <text:p text:style-name="P23"><text:span text:style-name="T15">Fonctionne également avec flexbox</text:span></text:p>
                  </text:list-item>
                </text:list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7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8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8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7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également de gérer un nombre infini de répétition</text:span></text:p>
                <text:list>
                  <text:list-item>
                    <text:p text:style-name="P1"><text:span text:style-name="T15">auto-fit : Prend plus d’espace s’il y en a</text:span></text:p>
                  </text:list-item>
                  <text:list-item>
                    <text:p text:style-name="P1"><text:span text:style-name="T15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1" draw:layer="layout" svg:width="25.8cm" svg:height="2.384cm" svg:x="1.1cm" svg:y="10.8cm">
          <draw:text-box>
            <text:p text:style-name="P20"><text:span text:style-name="T19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9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2" draw:layer="layout" svg:width="24.8cm" svg:height="1.673cm" svg:x="1.6cm" svg:y="12.8cm">
          <draw:text-box>
            <text:p text:style-name="P20"><text:span text:style-name="T20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auto-fit / auto-fill peuvent fonctionner sans minmax()</text:span></text:p>
                <text:list>
                  <text:list-item>
                    <text:p text:style-name="P1"><text:span text:style-name="T15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7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>La valeur “none” annule la grille</text:span></text:p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21">Ex : trois colonnes → </text:span><text:span text:style-name="T22">Premier</text:span><text:span text:style-name="T21"> élément, </text:span><text:span text:style-name="T22">première</text:span><text:span text:style-name="T21"> colonne. </text:span><text:span text:style-name="T23">Deuxième</text:span><text:span text:style-name="T21"> élément, </text:span><text:span text:style-name="T23">deuxième</text:span><text:span text:style-name="T21"> colonne</text:span><text:span text:style-name="T15">. </text:span><text:span text:style-name="T24">Troisième</text:span><text:span text:style-name="T15"> élément, </text:span><text:span text:style-name="T24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3" draw:layer="layout" svg:width="24cm" svg:height="2.384cm" svg:x="2cm" svg:y="11.9cm">
          <draw:text-box>
            <text:p text:style-name="P20"><text:span text:style-name="T25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21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5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2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0.93cm">
          <draw:text-box>
            <text:p text:style-name="P20"><text:span text:style-name="T25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5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1" draw:layer="layout" svg:width="22.2cm" svg:height="1.517cm" svg:x="1.4cm" svg:y="2.683cm">
          <draw:text-box>
            <text:p><text:span text:style-name="T26"><text:a xlink:href="https://github.com/DanYellow/cours/raw/refs/heads/main/integration-web-s2/cours-magistraux/numero-2/integration-web-s2_cours-magistraux_numero-2.ressources.zip" xlink:type="simple">https://github.com/DanYellow/cours/raw/refs/heads/main/integration-web-s2/cours-magistraux/numero-2/integration-web-s2_cours-magistraux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7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21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8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’ordre des balises dans le HTML n’est plus pris en compte, c’est vous qui placez les balises comme bon vous semble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9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1.73cm">
          <draw:text-box>
            <text:p text:style-name="P20"><text:span text:style-name="T25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10.43cm">
          <draw:text-box>
            <text:p text:style-name="P20"><text:span text:style-name="T25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3" draw:layer="layout" svg:width="24cm" svg:height="1.673cm" svg:x="2cm" svg:y="10.13cm">
          <draw:text-box>
            <text:p text:style-name="P20"><text:span text:style-name="T25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8.2cm">
          <draw:text-box>
            <text:p text:style-name="P20"><text:span text:style-name="T25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30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3" draw:layer="layout" svg:width="27.57cm" svg:height="2.384cm" svg:x="0.215cm" svg:y="11.13cm">
          <draw:text-box>
            <text:p text:style-name="P20"><text:span text:style-name="T25">Notre élément occupera deux colonnes grâce à ce code</text:span></text:p>
            <text:p text:style-name="P20"><text:span text:style-name="T25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1.83cm">
          <draw:text-box>
            <text:p text:style-name="P20"><text:span text:style-name="T25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2.33cm">
          <draw:text-box>
            <text:p text:style-name="P20"><text:span text:style-name="T25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8.889cm" draw:transform="rotate (1.5707963267949) translate (-0.6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3.6cm">
          <draw:text-box>
            <text:p text:style-name="P20"><text:span text:style-name="T25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3" draw:text-style-name="P37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8" draw:layer="layout" svg:width="0.913cm" svg:height="8.689cm" draw:transform="rotate (1.5707963267949) translate (-0.4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6" draw:text-style-name="P39" draw:layer="layout" svg:width="0.913cm" svg:height="14.531cm" svg:x="27.268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7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7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7"><text:a xlink:href="https://grid.layoutit.com/" xlink:type="simple">https://grid.layoutit.com/</text:a></text:span></text:p>
                <text:list>
                  <text:list-item>
                    <text:p text:style-name="P1"><text:span text:style-name="T28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onclusion</text:span></text:p>
          </draw:text-box>
        </draw:frame>
        <draw:custom-shape draw:style-name="gr37" draw:text-style-name="P29" draw:layer="layout" svg:width="0.913cm" svg:height="5.931cm" svg:x="27.191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40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8">CSS Grid permet de faire des mises en page complexes</text:span></text:p>
              </text:list-item>
              <text:list-item>
                <text:p text:style-name="P11"><text:span text:style-name="T28">Couvre les 20 % que Flexbox ne peut pas gérer</text:span></text:p>
                <text:list>
                  <text:list-item>
                    <text:p text:style-name="P1"><text:span text:style-name="T28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35" draw:text-style-name="P28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6:03:14.863000000</dc:date>
    <meta:editing-duration>P20DT12H35M53S</meta:editing-duration>
    <meta:editing-cycles>1102</meta:editing-cycles>
    <meta:generator>LibreOffice/7.2.7.2$Windows_X86_64 LibreOffice_project/8d71d29d553c0f7dcbfa38fbfda25ee34cce99a2</meta:generator>
    <meta:document-statistic meta:object-count="336"/>
  </office:meta>
</office:document-meta>
</file>